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df9e" officeooo:paragraph-rsid="000edf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-<text:tab/>¿Es necesario el uso de volatile o synchronized?</text:p>
      <text:p text:style-name="P1">Si, pues cuando incluimos volatile en una variable booleana que nos indica si se tiene acceso un determinado hilo a una determinada sección. Para lograr así la protección de dichas secciones con espera activa.</text:p>
      <text:p text:style-name="P1"/>
      <text:p text:style-name="P1">public class Cola {</text:p>
      <text:p text:style-name="P1"><text:s text:c="4"/></text:p>
      <text:p text:style-name="P1"><text:s text:c="4"/>private int n=0;</text:p>
      <text:p text:style-name="P1"><text:s text:c="4"/>volatile boolean consume=false;</text:p>
      <text:p text:style-name="P1"><text:s text:c="4"/>int get()</text:p>
      <text:p text:style-name="P1"><text:s text:c="4"/>{</text:p>
      <text:p text:style-name="P1"><text:s text:c="8"/>while(!consume)</text:p>
      <text:p text:style-name="P1"><text:s text:c="8"/>{</text:p>
      <text:p text:style-name="P1"><text:s text:c="12"/>try {</text:p>
      <text:p text:style-name="P1"><text:s text:c="16"/>Thread.sleep((long)(Math.random()*500));</text:p>
      <text:p text:style-name="P1"><text:s text:c="12"/>} catch (InterruptedException ex) {</text:p>
      <text:p text:style-name="P1"><text:s text:c="16"/>Logger.getLogger(Cola.class.getName()).log(Level.SEVERE, null, ex);</text:p>
      <text:p text:style-name="P1"><text:s text:c="12"/>}</text:p>
      <text:p text:style-name="P1"><text:s text:c="12"/>System.out.println("Obtengo: " + n);</text:p>
      <text:p text:style-name="P1"><text:s text:c="12"/>consume=false;</text:p>
      <text:p text:style-name="P1"><text:s text:c="8"/>}</text:p>
      <text:p text:style-name="P1"><text:s text:c="8"/>return n;</text:p>
      <text:p text:style-name="P1"><text:s text:c="4"/>}</text:p>
      <text:p text:style-name="P1"><text:s text:c="4"/>void <text:s/>put()</text:p>
      <text:p text:style-name="P1"><text:s text:c="4"/>{</text:p>
      <text:p text:style-name="P1"><text:s text:c="8"/>if(!consume){</text:p>
      <text:p text:style-name="P1"><text:s text:c="8"/>System.out.print("Generando...");</text:p>
      <text:p text:style-name="P1"><text:s text:c="8"/>try {</text:p>
      <text:p text:style-name="P1"><text:s text:c="12"/>Thread.sleep((long)(Math.random()*500));</text:p>
      <text:p text:style-name="P1"><text:s text:c="8"/>} catch (InterruptedException ex) {</text:p>
      <text:p text:style-name="P1"><text:s text:c="12"/>Logger.getLogger(Cola.class.getName()).log(Level.SEVERE, null, ex);</text:p>
      <text:p text:style-name="P1"><text:s text:c="8"/>}</text:p>
      <text:p text:style-name="P1"><text:s text:c="8"/>System.out.println("Pongo: " + ++n);</text:p>
      <text:p text:style-name="P1"><text:s text:c="8"/>consume=true;</text:p>
      <text:p text:style-name="P1"><text:s text:c="8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8T16:58:56.402388682</meta:creation-date>
    <dc:date>2014-02-28T17:11:27.368302028</dc:date>
    <meta:editing-duration>P0D</meta:editing-duration>
    <meta:editing-cycles>1</meta:editing-cycles>
    <meta:document-statistic meta:table-count="0" meta:image-count="0" meta:object-count="0" meta:page-count="1" meta:paragraph-count="34" meta:word-count="104" meta:character-count="1069" meta:non-whitespace-character-count="749"/>
    <meta:generator>LibreOffice/4.1.3.2$Linux_X86_64 LibreOffice_project/410m0$Build-2</meta:generator>
  </office:meta>
</office:document-meta>
</file>